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  <style:style style:name="P2" style:parent-style-name="Normal" style:family="paragraph">
      <style:paragraph-properties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  <style:style style:name="P3" style:parent-style-name="Normal" style:family="paragraph">
      <style:paragraph-properties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  <style:style style:name="P4" style:parent-style-name="Normal" style:family="paragraph">
      <style:paragraph-properties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  <style:style style:name="P5" style:parent-style-name="Normal" style:family="paragraph">
      <style:paragraph-properties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  <style:style style:name="P6" style:parent-style-name="Normal" style:family="paragraph">
      <style:paragraph-properties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  <style:style style:name="P7" style:parent-style-name="Normal" style:family="paragraph">
      <style:paragraph-properties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  <style:style style:name="P8" style:parent-style-name="Normal" style:family="paragraph">
      <style:paragraph-properties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  <style:style style:name="P9" style:parent-style-name="Normal" style:family="paragraph">
      <style:paragraph-properties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  <style:style style:name="P10" style:parent-style-name="Normal" style:family="paragraph">
      <style:paragraph-properties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  <style:style style:name="P11" style:parent-style-name="Normal" style:family="paragraph">
      <style:paragraph-properties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  <style:style style:name="P12" style:parent-style-name="Normal" style:family="paragraph">
      <style:paragraph-properties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  <style:style style:name="P13" style:parent-style-name="Normal" style:family="paragraph">
      <style:paragraph-properties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  <style:style style:name="P14" style:parent-style-name="Normal" style:family="paragraph">
      <style:paragraph-properties fo:border="0.0104in solid #CCCCCC" fo:padding="0.0972in" style:shadow="none" style:line-break="normal" fo:margin-bottom="0in" fo:line-height="100%" fo:margin-left="0.2083in" fo:margin-right="0.2083in" fo:background-color="#F5F5F5">
        <style:tab-stops>
          <style:tab-stop style:type="left" style:position="0.4277in"/>
          <style:tab-stop style:type="left" style:position="1.0638in"/>
          <style:tab-stop style:type="left" style:position="1.7in"/>
          <style:tab-stop style:type="left" style:position="2.3361in"/>
          <style:tab-stop style:type="left" style:position="2.9722in"/>
          <style:tab-stop style:type="left" style:position="3.6083in"/>
          <style:tab-stop style:type="left" style:position="4.2444in"/>
          <style:tab-stop style:type="left" style:position="4.8805in"/>
          <style:tab-stop style:type="left" style:position="5.5166in"/>
          <style:tab-stop style:type="left" style:position="6.1527in"/>
          <style:tab-stop style:type="left" style:position="6.7888in"/>
          <style:tab-stop style:type="left" style:position="7.425in"/>
          <style:tab-stop style:type="left" style:position="8.0611in"/>
          <style:tab-stop style:type="left" style:position="8.6972in"/>
          <style:tab-stop style:type="left" style:position="9.3333in"/>
          <style:tab-stop style:type="left" style:position="9.9694in"/>
        </style:tab-stops>
      </style:paragraph-properties>
      <style:text-properties style:font-name="Consolas" style:font-name-asian="Times New Roman" style:font-name-complex="Courier New" fo:color="#333333" style:letter-kerning="false" fo:font-size="10pt" style:font-size-asian="10pt" style:font-size-complex="10pt" style:language-asian="en" style:country-asian="AE"/>
    </style:style>
  </office:automatic-styles>
  <office:body>
    <office:text text:use-soft-page-breaks="true">
      <text:p text:style-name="P1">F 0 <text:s text:c="8"/>/* Fixed preamble */</text:p>
      <text:p text:style-name="P2"><text:s text:c="4"/>s 4 <text:s text:c="8"/>/* The number of states, it is four here*/</text:p>
      <text:p text:style-name="P3"><text:s text:c="4"/>i 2 <text:s text:c="8"/>/* The number of inputs, it is two here*/</text:p>
      <text:p text:style-name="P4"><text:s text:c="4"/>o 2 <text:s text:c="8"/>/* The number of the outputs , it is two her */</text:p>
      <text:p text:style-name="P5"><text:s text:c="4"/>n0 0 <text:s text:c="7"/>/* The initial state of the FSM */</text:p>
      <text:p text:style-name="P6"><text:s text:c="4"/>p 8 <text:s text:c="8"/>/* The number of transitions */</text:p>
      <text:p text:style-name="P7"><text:s text:c="4"/>0 0 1 1 <text:s text:c="4"/>/* A transition is a 4-tuple: starting state 0, input 1, end state 1 and output 1 */</text:p>
      <text:p text:style-name="P8"><text:s text:c="4"/>0 1 2 1 <text:s text:c="4"/>/* Another transition ... */</text:p>
      <text:p text:style-name="P9"><text:s text:c="4"/>1 0 0 0 <text:s text:c="4"/>/* ... */</text:p>
      <text:p text:style-name="P10"><text:s text:c="4"/>1 1 3 1 <text:s text:c="4"/>/* ... */</text:p>
      <text:p text:style-name="P11"><text:s text:c="4"/>2 0 2 1 <text:s text:c="4"/>/* ... */</text:p>
      <text:p text:style-name="P12"><text:s text:c="4"/>2 1 0 0 <text:s text:c="4"/>/* ... */</text:p>
      <text:p text:style-name="P13"><text:s text:c="4"/>3 0 2 1 <text:s text:c="4"/>/* ... */</text:p>
      <text:p text:style-name="P14"><text:s text:c="4"/>3 1 3 1 <text:s text:c="4"/>/* ... */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A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A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haled El Fakih</meta:initial-creator>
    <dc:creator>Khaled El Fakih</dc:creator>
    <meta:creation-date>2024-04-30T15:26:00Z</meta:creation-date>
    <dc:date>2024-04-30T15:26:00Z</dc:date>
    <meta:template xlink:href="Normal" xlink:type="simple"/>
    <meta:editing-cycles>1</meta:editing-cycles>
    <meta:editing-duration>PT0S</meta:editing-duration>
    <meta:document-statistic meta:page-count="1" meta:paragraph-count="1" meta:word-count="91" meta:character-count="615" meta:row-count="4" meta:non-whitespace-character-count="525"/>
  </office:meta>
</office:document-meta>
</file>